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ourier 10 Pitch" fo:font-size="10pt" style:font-size-asian="10pt" style:font-size-complex="10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10 Pitch" fo:font-size="10pt" style:font-size-asian="10pt" style:font-size-complex="10pt"/>
    </style:style>
    <style:style style:name="P12" style:family="paragraph" style:list-style-name="L3"/>
    <style:style style:name="P13" style:family="paragraph" style:parent-style-name="Heading">
      <style:text-properties fo:font-size="28pt" style:font-size-asian="28pt" style:font-size-complex="28pt"/>
    </style:style>
    <style:style style:name="P14" style:family="paragraph" style:parent-style-name="Text_20_body" style:list-style-name="L9"/>
    <style:style style:name="P15" style:family="paragraph" style:parent-style-name="Heading_20_1">
      <style:paragraph-properties fo:break-before="page"/>
    </style:style>
    <style:style style:name="T1" style:family="text">
      <style:text-properties fo:background-color="#ffff00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IRA Workflow Plug-in Update</text:p>
      <text:p text:style-name="Standard"/>
      <text:h text:style-name="Heading_20_1" text:outline-level="1">Testing</text:h>
      <text:h text:style-name="Heading_20_2" text:outline-level="2">Setup</text:h>
      <text:p text:style-name="Standard">A test version of the plug-in is needed. This must have a different 'groupId' and or 'artifactId'. It appears not to be necessary for the plug-in to have altered class names.</text:p>
      <text:p text:style-name="Standard">The setup is done in the administration mode. </text:p>
      <text:list xml:id="list1535802053" text:style-name="L8">
        <text:list-item>
          <text:p text:style-name="P9">To enter administration mode click the '<text:span text:style-name="T6">Administration</text:span>' link in the top right of the page</text:p>
        </text:list-item>
        <text:list-item>
          <text:p text:style-name="P9">Once setup is complete click the '<text:span text:style-name="T7">Exit Administration'</text:span> link in the top right of the page</text:p>
        </text:list-item>
      </text:list>
      <text:h text:style-name="Heading_20_3" text:outline-level="3">Create and Upload a new Test Workflow</text:h>
      <text:p text:style-name="Standard">New versions of the workflows are needed for testing that reference the test groupId and artifactId values. Currently the only workflow using plug-ins is 'ST - Sample Workflow'.</text:p>
      <text:list xml:id="list1144420379" text:style-name="L1">
        <text:list-item>
          <text:p text:style-name="P1">Download the existing version from the 'view workflows' page via the '<text:span text:style-name="T4">XML</text:span>' link at the end of the line.</text:p>
        </text:list-item>
        <text:list-item>
          <text:p text:style-name="P1">Search and replace the reference to the current 'groupId.artifactId' with references to the new values</text:p>
        </text:list-item>
      </text:list>
      <text:p text:style-name="P11"/>
      <text:p text:style-name="P11">&lt;arg name="plugin-resource-key"&gt;</text:p>
      <text:p text:style-name="P11"><text:tab/>org.jcvi.jira.plugins.SampleTrackingPlugins<text:span text:style-name="T1">-Test</text:span>:SQLPostFunction</text:p>
      <text:p text:style-name="P11">&lt;/arg&gt;</text:p>
      <text:p text:style-name="P11"/>
      <text:list xml:id="list2082355057" text:continue-numbering="true" text:style-name="L1">
        <text:list-item>
          <text:p text:style-name="P1">Search and replace the reference to the database 'SYBPROD' to use 'SYBIL'</text:p>
        </text:list-item>
      </text:list>
      <text:p text:style-name="P11"/>
      <text:p text:style-name="P11">&lt;arg name="database-jdbc-uri"&gt;</text:p>
      <text:p text:style-name="P11"><text:tab/>jdbc:sybase:Tds:<text:span text:style-name="T1">SYBIL</text:span>:2025</text:p>
      <text:p text:style-name="P11">&lt;/arg&gt;</text:p>
      <text:p text:style-name="P11"/>
      <text:list xml:id="list186979110" text:continue-numbering="true" text:style-name="L1">
        <text:list-item>
          <text:p text:style-name="P1">At the bottom of the 'view workflows' admin page click the link '<text:span text:style-name="T4">import a workflow from XML</text:span>'</text:p>
          <text:list>
            <text:list-item>
              <text:list>
                <text:list-item>
                  <text:p text:style-name="P1">Name: 'ST - Sample Workflow Test' or whatever name will be used</text:p>
                </text:list-item>
                <text:list-item>
                  <text:p text:style-name="P1">Description: the current date and the plug-in being tested</text:p>
                </text:list-item>
                <text:list-item>
                  <text:p text:style-name="P1">Copy and Paste the XML (The path thing only works if the file is copied to the server first)</text:p>
                </text:list-item>
                <text:list-item>
                  <text:p text:style-name="P1">Submit</text:p>
                </text:list-item>
              </text:list>
            </text:list-item>
          </text:list>
        </text:list-item>
      </text:list>
      <text:h text:style-name="Heading_20_3" text:outline-level="3">Create a test workflow scheme</text:h>
      <text:list xml:id="list1128997736" text:style-name="L7">
        <text:list-item>
          <text:p text:style-name="P8">Copy the current workflow scheme and rename to xxx Test</text:p>
        </text:list-item>
      </text:list>
      <text:list xml:id="list1282055138" text:continue-list="list186979110" text:style-name="L1">
        <text:list-item>
          <text:p text:style-name="P1">Modify the references to the overridden workflow to the Test version</text:p>
          <text:list>
            <text:list-item>
              <text:p text:style-name="P1">This requires deleting the current association and then adding a new one with the Test workflow</text:p>
            </text:list-item>
            <text:list-item>
              <text:p text:style-name="P1">Click the link '<text:span text:style-name="T4">Assign a workflow</text:span>'</text:p>
              <text:list>
                <text:list-item>
                  <text:p text:style-name="P1">Issue Type: should match the deleted type (Sample normally)</text:p>
                </text:list-item>
                <text:list-item>
                  <text:p text:style-name="P1"><text:soft-page-break/>Workflow: the name from the Create and Upload a new Test Workflow section</text:p>
                </text:list-item>
                <text:list-item>
                  <text:p text:style-name="P1">Add</text:p>
                </text:list-item>
              </text:list>
            </text:list-item>
          </text:list>
        </text:list-item>
        <text:list-item>
          <text:p text:style-name="P1">Change the test project to use the test Workflow Scheme</text:p>
          <text:list>
            <text:list-item>
              <text:p text:style-name="P1">Click the 'Projects' dropdown on the top menu bar, select 'Projects' and then find the 'Sample Tracking Test' project, Key = STT.</text:p>
            </text:list-item>
            <text:list-item>
              <text:p text:style-name="P1">Click the project name on the left, '<text:span text:style-name="T4">Sample Tracking Test</text:span>'</text:p>
            </text:list-item>
            <text:list-item>
              <text:p text:style-name="P1">On the project page click the link to the current workflow scheme, '<text:span text:style-name="T4">ST - Workflow Scheme</text:span>'</text:p>
            </text:list-item>
            <text:list-item>
              <text:p text:style-name="P1">On the right is a picture of a gear with Action written by it. This is a drop down menu, select 'Use a different scheme'</text:p>
              <text:list>
                <text:list-item>
                  <text:p text:style-name="P1"><text:span text:style-name="T5">Select the new scheme 'ST - Workflow Scheme Test'</text:span></text:p>
                </text:list-item>
                <text:list-item>
                  <text:p text:style-name="P1"><text:span text:style-name="T5">Associate</text:span></text:p>
                </text:list-item>
                <text:list-item>
                  <text:p text:style-name="P1"><text:span text:style-name="T5">Confirm by clicking Associate (again)</text:span></text:p>
                </text:list-item>
              </text:list>
            </text:list-item>
          </text:list>
        </text:list-item>
      </text:list>
      <text:h text:style-name="Heading_20_2" text:outline-level="2">Test the 'SQLPostFunction' plug-in<text:span text:style-name="T5"> </text:span></text:h>
      <text:p text:style-name="Text_20_body"><text:span text:style-name="T5">This plug-in is used to synchronize the status stored in the GLK attribute 'jira_status' with the status of the issue in JIRA.</text:span></text:p>
      <text:h text:style-name="Heading_20_3" text:outline-level="3">Setup a test Sample</text:h>
      <text:list xml:id="list72591316" text:continue-numbering="true" text:style-name="L1">
        <text:list-item>
          <text:p text:style-name="P1">Type 'STT-1' in the top right search box to move to the existing issue</text:p>
        </text:list-item>
        <text:list-item>
          <text:p text:style-name="P1"><text:span text:style-name="T5">Click 'Edit' and then select the 'Advanced' tab to find the 'Extent Id (load)' and 'Database' fields</text:span></text:p>
        </text:list-item>
        <text:list-item>
          <text:p text:style-name="P1"><text:span text:style-name="T5">The sample 'FBTEST00001' with Extent_id=1126894947502 and Database=giv can be used</text:span></text:p>
        </text:list-item>
      </text:list>
      <text:h text:style-name="Heading_20_3" text:outline-level="3">Test Insert</text:h>
      <text:list xml:id="list1631860450" text:style-name="L2">
        <text:list-item>
          <text:p text:style-name="P3"><text:span text:style-name="T5">Open a connection to the database via sqsh</text:span></text:p>
        </text:list-item>
      </text:list>
      <text:p text:style-name="Standard"><text:span text:style-name="T5"><text:tab/></text:span><text:span text:style-name="T3">&gt; sqsh -s SYBIL</text:span></text:p>
      <text:list xml:id="list894747074" text:style-name="L5">
        <text:list-item>
          <text:p text:style-name="P6">Get the current status of the sample</text:p>
        </text:list-item>
      </text:list>
      <text:p text:style-name="P10"><text:span text:style-name="T2"/></text:p>
      <text:p text:style-name="P10"><text:span text:style-name="T2">DELETE </text:span></text:p>
      <text:p text:style-name="P11"><text:span text:style-name="T5">FROM ExtentAttribute</text:span></text:p>
      <text:p text:style-name="P11"><text:span text:style-name="T5">WHERE Extent_id=1126894947502 </text:span></text:p>
      <text:p text:style-name="P11"><text:span text:style-name="T5">AND ExtentAttributeType_id=</text:span></text:p>
      <text:p text:style-name="P11"><text:span text:style-name="T5">(SELECT ExtentAttributeType_id </text:span></text:p>
      <text:p text:style-name="P11"><text:span text:style-name="T5">FROM ExtentAttributeType </text:span></text:p>
      <text:p text:style-name="P11"><text:span text:style-name="T5">WHERE type='jira_status');</text:span></text:p>
      <text:p text:style-name="P11"><text:span text:style-name="T5"/></text:p>
      <text:list xml:id="list1957711410" text:style-name="L3">
        <text:list-item>
          <text:p text:style-name="P4">Check that the sample has no status</text:p>
        </text:list-item>
      </text:list>
      <text:p text:style-name="P10"><text:span text:style-name="T2"/></text:p>
      <text:p text:style-name="P10"><text:span text:style-name="T2">SELECT value</text:span></text:p>
      <text:p text:style-name="P11"><text:span text:style-name="T5">FROM ExtentAttribute</text:span></text:p>
      <text:p text:style-name="P11"><text:span text:style-name="T5">WHERE Extent_id=1126894947502 </text:span></text:p>
      <text:p text:style-name="P11"><text:span text:style-name="T5">AND ExtentAttributeType_id=</text:span></text:p>
      <text:p text:style-name="P11"><text:span text:style-name="T5">(SELECT ExtentAttributeType_id </text:span></text:p>
      <text:p text:style-name="P11"><text:span text:style-name="T5">FROM ExtentAttributeType </text:span></text:p>
      <text:p text:style-name="P11"><text:span text:style-name="T5">WHERE type='jira_status');</text:span></text:p>
      <text:p text:style-name="P11"><text:span text:style-name="T5"/></text:p>
      <text:list xml:id="list1711249549" text:style-name="L6">
        <text:list-item>
          <text:p text:style-name="P7"><text:span text:style-name="T5">Move the sample to an alternative state and re-check the value by repeating the above SQL.</text:span></text:p>
        </text:list-item>
      </text:list>
      <text:h text:style-name="Heading_20_3" text:outline-level="3"><text:soft-page-break/>Test Update</text:h>
      <text:list xml:id="list1572300504" text:continue-list="list1631860450" text:style-name="L2">
        <text:list-item>
          <text:p text:style-name="P3"><text:span text:style-name="T5">Open a connection to the database via sqsh</text:span></text:p>
        </text:list-item>
      </text:list>
      <text:p text:style-name="P2"><text:span text:style-name="T5"><text:tab/></text:span></text:p>
      <text:p text:style-name="P2"><text:span text:style-name="T5"><text:tab/>&gt; sqsh -s SYBIL</text:span></text:p>
      <text:p text:style-name="P2"><text:span text:style-name="T5"/></text:p>
      <text:list xml:id="list576798335" text:continue-list="list1957711410" text:style-name="L3">
        <text:list-item>
          <text:p text:style-name="P4">Get the current status of the sample</text:p>
        </text:list-item>
      </text:list>
      <text:p text:style-name="P10"><text:span text:style-name="T2"/></text:p>
      <text:p text:style-name="P10"><text:span text:style-name="T2">SELECT value</text:span></text:p>
      <text:p text:style-name="P11"><text:span text:style-name="T5">FROM ExtentAttribute</text:span></text:p>
      <text:p text:style-name="P11"><text:span text:style-name="T5">WHERE Extent_id=1126894947502 </text:span></text:p>
      <text:p text:style-name="P11"><text:span text:style-name="T5">AND ExtentAttributeType_id=</text:span></text:p>
      <text:p text:style-name="P11"><text:span text:style-name="T5">(SELECT ExtentAttributeType_id </text:span></text:p>
      <text:p text:style-name="P11"><text:span text:style-name="T5">FROM ExtentAttributeType </text:span></text:p>
      <text:p text:style-name="P11"><text:span text:style-name="T5">WHERE type='jira_status');</text:span></text:p>
      <text:p text:style-name="P11"><text:span text:style-name="T5"/></text:p>
      <text:list xml:id="list1779936103" text:style-name="L4">
        <text:list-item>
          <text:p text:style-name="P5">Move the sample to an alternative state and re-check the value by repeating the above SQL.</text:p>
        </text:list-item>
      </text:list>
      <text:h text:style-name="Heading_20_2" text:outline-level="2">Test the 'FieldContainsCondition' plug-in</text:h>
      <text:p text:style-name="Text_20_body">This plug-in is used to select which states are offered for a sample. When it is in the 'Validate' state the next step is dependent on if it is an influenza sample or not. This is checked using the FieldContainsCondition plug-in and the database field.</text:p>
      <text:h text:style-name="Heading_20_3" text:outline-level="3">Setup a test Sample</text:h>
      <text:list xml:id="list2117155566" text:continue-list="list72591316" text:style-name="L1">
        <text:list-item>
          <text:p text:style-name="P1">Type 'STT-1' in the top right search box to move to the existing issue</text:p>
        </text:list-item>
        <text:list-item>
          <text:p text:style-name="P1">Move the sample to 'Validate'. This is easiest to do via the 'Move' status </text:p>
        </text:list-item>
        <text:list-item>
          <text:p text:style-name="P1">Click 'Edit' and then select the 'Advanced' tab to find the 'Extent Id (load)' and 'Database' fields </text:p>
        </text:list-item>
        <text:list-item>
          <text:p text:style-name="P1">Clear the 'Extent Id (load)' field</text:p>
        </text:list-item>
      </text:list>
      <text:h text:style-name="Heading_20_3" text:outline-level="3">Test Influenza Sample Type</text:h>
      <text:p text:style-name="Text_20_body">When editing the sample set the Database to 'giv'</text:p>
      <text:list xml:id="list414411881" text:style-name="L9">
        <text:list-item>
          <text:p text:style-name="P14">Move the sample to 'Validate'. This is easiest to do via the 'Move' status.</text:p>
        </text:list-item>
        <text:list-item>
          <text:p text:style-name="P14">Check that the list of steps includes 'Request Taxon ID' and does not include 'Annotate'</text:p>
        </text:list-item>
      </text:list>
      <text:h text:style-name="Heading_20_3" text:outline-level="3">Test Non-Influenza Sample Type</text:h>
      <text:p text:style-name="Text_20_body">Edit the sample set the Database to 'gcv'</text:p>
      <text:list xml:id="list261891423" text:continue-numbering="true" text:style-name="L9">
        <text:list-item>
          <text:p text:style-name="P14">Move the sample to 'Validate'. This is easiest to do via the 'Move' status.</text:p>
        </text:list-item>
        <text:list-item>
          <text:p text:style-name="P14">Check that the list of steps includes 'Annotate' and does not include 'Request Taxon ID'</text:p>
        </text:list-item>
      </text:list>
      <text:p text:style-name="Text_20_body"/>
      <text:p text:style-name="Text_20_body"/>
      <text:h text:style-name="P15" text:outline-level="1">Installing</text:h>
      <text:p text:style-name="Text_20_body">This is very similar to the Test process, differences have been highligh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8-30T11:45:26</meta:creation-date>
    <meta:document-statistic meta:table-count="0" meta:image-count="0" meta:object-count="0" meta:page-count="4" meta:paragraph-count="95" meta:word-count="832" meta:character-count="4931"/>
    <dc:date>2013-08-30T14:16:09</dc:date>
    <dc:creator>Peter Edworthy</dc:creator>
    <meta:editing-duration>PT01H04M50S</meta:editing-duration>
    <meta:editing-cycles>1</meta:editing-cycles>
    <meta:generator>OpenOffice.org/3.1$Unix OpenOffice.org_project/310m19$Build-9420</meta:generator>
  </office:meta>
</office:document-meta>
</file>